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82cm"/>
    </style:style>
    <style:style style:name="gr2" style:family="graphic" style:parent-style-name="standard">
      <style:graphic-properties draw:stroke="none" svg:stroke-color="#000000" draw:fill="none" draw:fill-color="#ffffff" fo:min-height="0.839cm"/>
    </style:style>
    <style:style style:name="gr3" style:family="graphic" style:parent-style-name="standard">
      <style:graphic-properties draw:stroke="none" svg:stroke-color="#000000" draw:fill="none" draw:fill-color="#ffffff" fo:min-height="2.417cm"/>
    </style:style>
    <style:style style:name="gr4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446cm" svg:height="2.032cm" svg:x="4.175cm" svg:y="1.381cm">
          <draw:text-box>
            <text:p text:style-name="P1">Safety-critical control in</text:p>
            <text:p text:style-name="P1">mixed-criticality embedded systems</text:p>
          </draw:text-box>
        </draw:frame>
        <draw:frame draw:style-name="gr2" draw:text-style-name="P3" draw:layer="layout" svg:width="5.461cm" svg:height="1.089cm" svg:x="7.477cm" svg:y="3.667cm">
          <draw:text-box>
            <text:p>Project overview</text:p>
          </draw:text-box>
        </draw:frame>
        <draw:frame draw:style-name="gr3" draw:text-style-name="P3" draw:layer="layout" svg:width="6.731cm" svg:height="2.667cm" svg:x="2.778cm" svg:y="7.604cm">
          <draw:text-box>
            <text:p>Work description</text:p>
            <text:p/>
          </draw:text-box>
        </draw:frame>
        <draw:frame draw:style-name="gr4" draw:text-style-name="P3" draw:layer="layout" svg:width="6.604cm" svg:height="1.778cm" svg:x="13.065cm" svg:y="7.731cm">
          <draw:text-box>
            <text:p>Goa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17:08:04.867966087</meta:creation-date>
    <dc:date>2017-01-20T17:14:12.724974707</dc:date>
    <meta:editing-duration>PT6M8S</meta:editing-duration>
    <meta:editing-cycles>1</meta:editing-cycles>
    <meta:document-statistic meta:object-count="4"/>
    <meta:generator>LibreOffice/5.1.4.2$Linux_X86_64 LibreOffice_project/10m0$Build-2</meta:generator>
  </office:meta>
</office:document-meta>
</file>